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Ilosc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edycja</text:p>
          </table:table-cell>
          <table:table-cell table:style-name="ce1" office:value-type="string" calcext:value-type="string">
            <text:p>Komentarz</text:p>
          </table:table-cell>
          <table:table-cell table:style-name="ce4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yad ar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orea</text:p>
          </table:table-cell>
          <table:table-cell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brad 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 Nause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sa,The tra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onic R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ered Pla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st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gre Battle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wing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Fo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axis Spec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silver Sp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tural Respo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goat ra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f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om/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ute M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the wild h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's Elecu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akir bloodw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wild borderpo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 is du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 g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gering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 Wildpsea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uko Sh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otbound cr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va, the Rene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 Tou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rush Cycl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is, the traitor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Brood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tz Hel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v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il, the mist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dalken here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tspire Aveng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ic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ty Cr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glon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runner behem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al Hy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hall 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uss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id shephe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leo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co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breaker Behemot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Maje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mul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ze Garde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ler of soul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lian sun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New a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p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epter of dominanc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ka 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a Hell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assaul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heart phoenix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azeru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ht to the dea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ortal 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ce of thra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d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in dri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kite Over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esh the bloodbra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yrial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rea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paras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n mimeom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lethe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actor d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rion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demon of u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etus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's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 fie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ed palad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afa hazid, profit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ersworn Adjudic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grace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lliant ultima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derekt leviath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kwell 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ant of m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igma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lock or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ing sp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emin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 tripl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summo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uum the heg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breaker behem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st in the w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caster frogl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sht, the hate 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ysa, orzhob sc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unted phant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eancra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ye of th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ecrop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py enchan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stle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oxodon gat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olsmir wolfs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rimordial 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gregation of d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rboryg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akdos, the defil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onlight barga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vatar of disc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itu-ghazi, the city tr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arrg, the rage p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ullmage shep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stig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ls of the fault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yline of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ure/si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d clo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ypt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dalken plo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ree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ithc-maw nephili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olling spoi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ord of the paru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own of converg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arksmi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enchsk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meless in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ren's run pack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olf-skull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dge of aut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keshift mannequ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u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pesha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d fru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erfolk loo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exod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orde of no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ngs of brighth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mir vig, simic vis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oor of desti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istledown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eon chronic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winning 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hought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ce of n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k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rd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quirrel n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ky huss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camargue 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amp euroland lake district 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untain euroland mont bl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tup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ragon wh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van wu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un drople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vesuvan doppelg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hyrexian ironfo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wrath of god sau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bottle gno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tempes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unted tro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hadowmage infilt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gned by Finkel 3 frenc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mir cutp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avage tw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lissa,The traitor overs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umber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rdent pl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orti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ontrolled instin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untersqua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wer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grixis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routing thri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orescale coat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aya char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aptain of the w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phinx ambass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jinn of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agma phoe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underworld dre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ypnotic spe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rnith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or of f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ver kel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astlord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sh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m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un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being of my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aurama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se of the hobgobl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x pin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matic entranc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or the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tar of dement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ns of p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abbling cla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nking spi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af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r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rric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ure, the stil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hetic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e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si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u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log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ki, the history of kamig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ll bro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ve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cul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ve-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al contr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r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ojin of cleansing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e shred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ring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ds of wi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l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kh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ins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lanesi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-tongue basil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meric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b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ous bab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ce bu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lib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w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r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iar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 of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alc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el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r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ament 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bira ev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us pala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da fre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mage asc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thos, the tidema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ve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i's trick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replica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vaball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chief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 of agade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zandu blademsta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et sto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paging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versiz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ite inquis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oils of the 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lord of ash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ture pri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s unch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vewire 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quisite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hil spel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l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rza's 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ng phelddagr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forge mys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om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ic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ver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ius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ist-honored 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break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ber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lisman of prog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me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cagebrea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ta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oding sau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rev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hing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therback ba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tiv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hou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av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ht's whis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ju of the s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on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owbloo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entless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ll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fil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der sl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urid brushh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tail hatch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lvan s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olent erup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d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se 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nghold task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zumi shortf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l of remova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za, godo's m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hi-ishi, akki crack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r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zan, perverter of tr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ate kanz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mir house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pe ste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lonite 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ense gri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gacy 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 r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salv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urishing sho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smic lar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ing s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r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 slo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teran brawl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l of the bandit 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hi dra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mb of ur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oral ade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natural s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ed wu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smic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rek sahr, master bre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iss, samite guar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rst for knowled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ce sp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BB lege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nd/determin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kweed im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sl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atherl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alternative art-swor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king rootwa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re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t huss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bal ru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tit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ded pass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ange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nge into dar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tral lyn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i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t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at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lon of have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weaver He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 sn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ted geope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b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in the w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ndemo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ic v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 and 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xm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tinker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1 pr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ulsive 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front re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ddle the mix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tow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u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m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5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za's power pl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5E,antiq,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candel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 the encha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col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erspe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ce age, mmasques,5e,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ieke ri berr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's thund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ishing 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sl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ba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nnel ig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spark eleme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az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se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cu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ktuk the explo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re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tebell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steel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Gold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Tour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ruk wild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xtless foil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the m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morph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ony w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d ha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 a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celain legionna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idian corru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tene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 skyfi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traction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mba, kha reg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 foil 1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vanic 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off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uul t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vid mea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mmer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ic over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gh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dron cr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isible wal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rchit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hri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rolled instin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spani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nja of the deep h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ckling counterp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racy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her specim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rly dep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ond s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uidic satch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loyal leg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epy d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il of dis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olated cha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terland har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s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rless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phalia downy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wolf r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st qu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ous 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olate light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muring bos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tic clac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 the vast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vony tow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verge thic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lick sh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m backwoo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sswort 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nsia blood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memory ade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ging ra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hra's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stal vei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os, the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kmoth nex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catac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gic 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cherous pit-dwe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ord of vaasg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p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xlid j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mbie apocalyp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ter in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oldred, whispering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etor's gra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 ti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om surge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acre wu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ic 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of 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ing vap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vat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se of death's 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y of the dam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 sun's zen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gift de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line vamp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ful phara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ls of ag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r the blood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burial r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 the m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metery re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ori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crotic 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nre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agent of b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d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hex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tless summo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ims of n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ar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lastria highbor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des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graf cap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urmcoil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supe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cond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otype por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imator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cursor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ledge poo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metamorp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pet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elisk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vo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chanter's p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e of ish s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ial of the infin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sla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tchbane or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gion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one of emp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ndc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x paras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body and m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tus blo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tine talis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 of amethy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mble magn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zw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mstone vo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imson muckw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perate rav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er garg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b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gan dragonlor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gr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 sp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 in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ce of pro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phemous 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, the firebr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xing de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ir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o of oxid 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p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ira, sylvok out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l w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 of redem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, wildspea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def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gerfling sp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nce of the 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rove e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4 promo foil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st wit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's hor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sto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 the stam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genic 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damaged lekk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zuri, renegade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cle of mul d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ds of parad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es of flouris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hier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g tr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etor's coun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sis 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-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ewood symbi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kwood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lian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jace bele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le of w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deye navig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the seek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ntasmal imag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bidden alch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sions of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aab ruin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ing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enog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ceiver exarch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ncellor of the sp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nket m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ure mag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hollow griff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 st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nk tw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misste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undrum sphin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 draf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i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axian pro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eon ge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 sun's zen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st ti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2 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hinx of uthu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archiv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row reejere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vergill ade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rd of the unre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el sbot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smal b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e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or of the m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or en-k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oke exist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'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arb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n relic-wa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esteel pala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end hunt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blast ange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fl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te sun's zen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cellor of the ann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speth ti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in , lord of innist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deon j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de spli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angible virt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bo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an crus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ckerwi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bladeh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promo foil 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ma's venge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un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 of jubi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g sha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the white orch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on of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y of reve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gskol 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the so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mg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ty of scar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le mo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r-clan ramp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kdos cack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-tree emiss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sp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 ea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ri 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hoof 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mkirk no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cr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wing sa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stri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ktrick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drinker sat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j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bblebelt ma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atic of xenag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il/tum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cap ski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 r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fist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 of purph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's 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sp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zzium mor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ung pyro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er swall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 man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h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-leaf pal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of the arch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ested war z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skull sum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petal gr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laria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lking st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gstones of trok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-rief,the vastwo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rkar was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plusan fore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2m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sh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derground riv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iceage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ntie's ho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ervine h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l bey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amphith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goyle 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etering pea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side citad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ane sanct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mbling 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juka b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eiju, who shelters 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en, the moaning w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erie concl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gacy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k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sions ch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ping matr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za's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osi, the waterve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enforc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bound 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c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ttle effi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matic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meric m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en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ic v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r battlesp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pter assemb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stone cu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inter's ser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t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ormane masti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gue my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rp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crope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warha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flowing chall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chine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ding j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dition m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zzet sig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ite spe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hing nee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colos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sabo's w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lling sca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x ca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ciple of the vau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bili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ic sig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's 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wling 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nith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heart v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ske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tic or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rated ar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ge's dou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ke posse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w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jwar is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ken ambi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oku the clouded mi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jinn of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ime spi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cumulated knowl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igned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e of replic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dy dou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ver kelpi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bind cl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eight of 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ct or fi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mage prodi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cont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ing s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ingenu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4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testit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baza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ling tim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ldrif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n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ethe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h of the machi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not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as un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ymorp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 free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stutter spr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feri's respo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akthrou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asure h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urring ins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the mind sculp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ctive me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 of fa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alhelm comm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zzeret, the see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lock 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pi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al teach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por sn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b urzas desi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tal mis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ion of o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analy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o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 beler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ord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p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r's wei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ial cou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holy nim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ld qu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m l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shal's anthem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am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n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clo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 of hero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urney to now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aged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 of asy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queror's p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ev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vax, ascendant 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nosav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rius an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yr of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ut lightc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amaru, hound of k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nnah l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adron haw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rebi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dmeadow stalwa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zened ce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 priest of th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ri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pse of certain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ed trave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m's w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raction tr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less rank of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yer of the wic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ing venge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ana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dci promo arena/ 1 fnm promo / 4 <text:s/>tempest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ttermunge mani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ggersh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rk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blin g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ritiv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ty the warr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pe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o-zu the puni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warchi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yr of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apnell b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shwhac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ingl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d a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furing vor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mat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rza saga 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ipfl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gma 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otic back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ren ma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lanche ri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static pil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ldon marau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etic rit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rb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nchable 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 vo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us of calam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side cru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chief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nnel ig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nderbl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d a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mian spirit gu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e of flam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ething s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llspine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tebell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javel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ll lightning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et stor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scro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's 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apnel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canic fallou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smic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d/g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l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en instig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enmour gor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shot e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astating summ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s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cla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ightning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idian fire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tal frenz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uldotha rebi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er haul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merfol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cendent maste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ve the ele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ic vand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tructive for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ege-gang comma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ardan hellk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 nala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 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sh to smithere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co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conscrip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war marsh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 saga / 1 portal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s of ru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cksli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kin harb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lnu, lich 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mbling sl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ritmo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line sl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CI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feri's mo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snak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enfor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red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tuminous bl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g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herror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d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ic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gg, river gu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dwen, the bitt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xodon hier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mev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kura-tribe e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egth of the taj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eal drui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ght of o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vu pred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ean hu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v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 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ROMO M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odmate dr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braid el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MO G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est h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hetic pri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tural respon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p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ffi eriksdo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nex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ty cr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-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verlasting tor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iling or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 char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ister sphin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ygon pred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x war monk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breaker behemo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llmoon cava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khan the ma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jinn illumin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he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 / ic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dow of doub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rd verdi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ten-tail masti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ergar hedge-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d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heart sil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 mimeo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raxis spec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rush cycl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feg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hemoth sle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tre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nish igno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ute mob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lanc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 of bryn argol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y adep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 grasp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gical extr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ward of vale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re of sub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aga tree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ke fee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stmaster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una sh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v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eta italiano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otic sl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irion dry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 the stam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n's run vanqui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proling b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runner behemo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ght of al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matic en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iner ade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eleon collo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stalgic drea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 w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le moo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ling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ter of the wild h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asto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mnath, locus of m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al 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vish archdr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aga warca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er's p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mpse of na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n's run vanqui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lt-Leaf Archdru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nelasher kudz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itage dru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ttle senti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wood hivem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ewood symbi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ic sl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chlore ran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est of tit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tre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vish vision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akening z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und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bo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ing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rd harv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al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ea's her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-skull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rious perf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or 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wamori of the open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tar of m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edt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rtwood storyte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s of the wis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tean hy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lian suns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xing shu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migod of reve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yssal persec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mn to tou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astly dem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o h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ul draz assa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reline salv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nighthaw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briar eleme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idian corru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vic wayf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uble neg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thre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 inva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cle of mul d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zilek's pread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aming sh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flowing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u, fist of kr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h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ster of the wild hun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lin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rik stomph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akening z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zuri, renegade 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therback ba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f g 1/1 tap 3 add GGG esp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romancer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d vo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rth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ortal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nishing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mental app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ous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ds, cabal min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lu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r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epter of fug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gh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upo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gn to bl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rwig squ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crotic oo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yrexian plaguel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e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 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of n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 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kir blood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unting echo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ucklebone w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ize the 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F.M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l sniff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less inver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rexian ar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ppeteer cl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pper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 shat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ixlid jai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ht of souls' betra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gemaro, first to su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shbag marau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sp of dark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oodchief asc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ing vap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onas'd blac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nm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mir house 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nifex dem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ered 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ume the m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keshift mannequ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rk prosp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ven's crim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gthmare v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nkweed imp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lgari th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 retu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fe from the lo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lgari tr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lost t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as unbou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rus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trid i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eful stu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lecting p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tdad wpisujemy du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ght m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stroy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is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fo the concl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juka b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nkmoth nex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ssig wolf r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tifying m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ptide labora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dec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risk he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endikar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tic orch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ver of t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mstone cav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mbus ma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gjack pas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erie concl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drazi conscrip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rying she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ziggu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the paru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ed bastion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sswort bridg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p m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elha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t b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luded g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untless escor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lm raz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n, the siege t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venge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crazed ne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ly thoc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ruk wild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x war mo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erlasting tor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y adep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stledown lie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kie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braid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ggart ram g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uroland vesuvio ita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trid lee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uminous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y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ight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perline gor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derland ra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ere of the su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alition re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pant grow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v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gst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emn simulac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halni heart expe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akut, the molten pinn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grown battl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rd of ca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lanowar elv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 sun's zen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orm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ning-tree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st inv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sable stag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is cru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ds of parad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evised 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rzas sag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ught hemorrh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ekm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irsdag-high pri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morphic expa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ed foothi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ving wil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aba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ure's cla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moning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una sha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istener el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meval ti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nger of zendi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ferno ti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ge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ast withi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venging oo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oo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i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nacat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rosan g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us cob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meleon collo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, primal h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ruk relent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ft 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pesh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 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ernal wit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cyn pilgr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tinate balot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berwald 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or of avab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ngleroot gei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fir ave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ic sl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c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lukr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essan tac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 of sere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me speaker-zeg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cred found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avn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ch for tommo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cial fort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lowed fount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mping gro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 ravnic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yptic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ous spr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line go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-lit th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kmoth nex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fa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arkar was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foil 9E 1 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vimaya c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lanowar was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d me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ifftop retr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garr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ken 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eping tar p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on cruc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terland harb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lick sho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ed catacom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st qua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yrexian metamor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d arb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zzeret, agent of bo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claw reac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ine of Ish Sa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gion 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thing p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ult ski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verdi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olate Light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hil spell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dless 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uildpa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vony town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tis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zendikar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leave cli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top vilag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tbound cr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stic 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gonskull sum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vergrown t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mple gar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ravnic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ging ra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l of trium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collon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-rief, the vas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oded grov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ed bast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ring wild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 of 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rland ha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lding t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tonic 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y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oded st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odland cemet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itu encam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b leg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ken ru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sh fl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chrome c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ty rain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vasion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akut, the molten pin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mpest 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cred found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e of trium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tav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lefield fo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risk heigh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muring bo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recko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ndra's phoen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natic of mog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is warh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ined to the rock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gion loy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 through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ng bl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deling bu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er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kai ascendan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fenza, the fore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vage knucklebl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ege rh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morphic expa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volving wil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imar dept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lecting 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emp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mstone 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jiri step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 tez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glu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gineered explos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ter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lic of progeni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tched bo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hing need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dalken shack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 t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ar of hel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war and pe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body and m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feast and fam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por or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ord of the mee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mod's cr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onsilver sp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r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destone gol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gnal p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drazi monu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rn of amethy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ome m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GP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ldotha forgema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tan f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tav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a scy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tinum emper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gm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drazi temp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 of u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ing t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 skos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ullc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rakul, the aeon t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amog, the infinite gy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mezawa's ji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hinx of stee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ulet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naring 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rongh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ic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secat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dainful str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steel collo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rcomoe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shaper sa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en elendra arch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 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ve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row rejer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ku the clouded mirr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nc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aginary p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ckb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feri, mage of zhalf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phea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us d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rupt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ag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mal 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hoing t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, architect of thou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e's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taxian p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por sna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wer of temp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 espania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dbreak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ins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tal misst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r of bol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nk tw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ir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snar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3 italia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rand inv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geon gei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ver of secr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ether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fts ungiv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ychic sp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nce sca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 sc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secrated sp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pea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n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antamal im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um vis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pier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g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op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rkyl's re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a lea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daing se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sted i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ion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tun gr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ic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ill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se of the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l of rever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renton forge te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taki, war's w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 priest of th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nm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 of om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spm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quadron haw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ger of e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y sil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em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ed ha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ran crus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eslayer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lia, guardian of thrab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deon j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igned kor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ly reinforcem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gering sou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shwing gry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ar clean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h to ex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isher pri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speth, knight-er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el of glory 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dillion cl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ar clean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toration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phyry n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 tita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de spli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thered wayfar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ered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nger of 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p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skyfis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fe pas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yx-fleece 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veill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p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renton forge t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pania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livion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gara of coron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tral process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 san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y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textless foil , 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udgoat ra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onition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ath of 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ess foil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ma, angel of wr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rdian sera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born m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neslayer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taki, war's w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on of just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ra of sil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stial pu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omed trave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ne d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bladeh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yal cat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 aboli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her the townsfo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nor of the pu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r firewal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kos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ly reinforc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pe lyn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ble hier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rite sha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leth tro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them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t in fl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 sho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ention sp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master of the f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n, the siege to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shwing gry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pride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ma 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 ze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sh the smither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riing b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gu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zwab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t sho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b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nning spark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 elem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us of the sc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rmblood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w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itorous 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ma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fist stal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ge 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wing dr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il's p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yna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roan crus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riment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rup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linter tw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ki-jiki, mirror br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b kamigaw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ood m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 of muti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ithless loo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drinker saty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ruinbl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 of aggresi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firesl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bal fl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ic van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ergar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conscrip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g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in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ice 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tyr fired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 foil fire/ 1 revi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orge of the 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ttersn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gg flun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b strongho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under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gma la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 of oxid 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il's 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rmblood berse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natic of mog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zing sh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nfire of the dam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el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kless wa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th of the 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canic fall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mstone vo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 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ion cruci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bushwh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tyr fired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ted geope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m lavam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 foil 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kdos cack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ine of burning r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ke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ullc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d of grisel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cient gru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dling 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persecu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nity of pr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ight of the reliqu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-leaf li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ddock t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ealous persecu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sali pridem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steel 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t c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aughter 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vereigns of lost Al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s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hel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zhov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ani venge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dent of tha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venging oo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gure of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world conne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hinx of the ch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k 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ar of 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ergar hedge-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ning hel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leader's hel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adb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nser, the so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erf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tention sp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zzet cha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snya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concl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yad mili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textless pro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rius c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n/bu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oly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hor-clan ramp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semble the leg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blem domri 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mask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b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erie ma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ttering r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kos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al ritu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ath 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 tutel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tal 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tuko sh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tterbloss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me-kin ze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pnotic spec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folk sove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blin 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/3 strzela za 3 gobl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hexmag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lling 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r the blood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mpire nighth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etite for brain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gic s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tchen f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iselb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keeper of malak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crawle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alf's messe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atar of w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 TOUR foil 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liana v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red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omwake gi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e sha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cure the was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jutai exemp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ned n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o's downf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tal hordech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llminator m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dehollow sc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le b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own in s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oughtse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rwy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ight of inf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yline of the vo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timate 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s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fane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inereed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ecemane 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mi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elstrom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rderous c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riest of pe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jutai's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 of the concl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mo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relia's f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ovision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len ide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dercity pl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mortal servit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llnes in the r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skmantle s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mir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ist of saint t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mcq promo fo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tructive reve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eg mang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ystic 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ban evolu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dcap ski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l ru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ur fl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s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lraiser gob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pid hybridiz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tel aristoc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vent of the wu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ck / 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uul c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ygon pred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ders of gav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 table:number-rows-repeated="104662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21:59:45.194659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</meta:initial-creator>
    <meta:creation-date>2015-12-28T21:55:35.790648872</meta:creation-date>
    <meta:generator>LibreOffice/4.2.7.2$Linux_x86 LibreOffice_project/420m0$Build-2</meta:generator>
    <dc:date>2016-02-16T21:59:33.845870279</dc:date>
    <dc:creator>Tomasz </dc:creator>
    <meta:editing-duration>P15DT15H15M25S</meta:editing-duration>
    <meta:editing-cycles>721</meta:editing-cycles>
    <meta:document-statistic meta:table-count="1" meta:cell-count="6162" meta:object-count="0"/>
  </office:meta>
</office:document-meta>
</file>